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8.8686mm" fo:page-width="110.77791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333333" draw:opacity="100.0%" draw:stroke="none"/>
    </style:style>
    <style:style style:family="graphic" style:name="style-3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4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5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6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7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8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9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0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1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2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3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4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5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6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7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8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19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20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21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2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3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4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5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6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7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8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29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30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31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32">
      <style:graphic-properties draw:fill="solid" draw:fill-color="#ffffff" draw:opacity="100.0%" draw:stroke="solid" svg:stroke-color="#000000" draw:stroke-linejoin="miter" svg:stroke-opacity="100.0%" svg:stroke-width="0.22698653mm"/>
    </style:style>
    <style:style style:family="graphic" style:name="style-33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34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35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36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37">
      <style:graphic-properties draw:fill="solid" draw:fill-color="#ffffff" draw:opacity="57.20338821411133%" draw:stroke="solid" svg:stroke-color="#000000" draw:stroke-linejoin="miter" svg:stroke-opacity="100.0%" svg:stroke-width="0.22701249mm"/>
    </style:style>
    <style:style style:family="graphic" style:name="style-38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39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40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41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42">
      <style:graphic-properties draw:fill="solid" draw:fill-color="#ffffff" draw:opacity="100.0%" draw:stroke="solid" svg:stroke-color="#000000" draw:stroke-linejoin="miter" svg:stroke-opacity="100.0%" svg:stroke-width="0.22701249mm"/>
    </style:style>
    <style:style style:family="graphic" style:name="style-43">
      <style:graphic-properties draw:fill="solid" draw:fill-color="#ffffff" draw:opacity="100.0%" draw:stroke="solid" svg:stroke-color="#000000" draw:stroke-linejoin="miter" svg:stroke-opacity="100.0%" svg:stroke-width="0.22701249mm"/>
    </style:style>
  </office:automatic-styles>
  <office:body>
    <office:drawing>
      <draw:page draw:master-page-name="Default" draw:name="page1" draw:style-name="DP1">
        <draw:g draw:id="svg2">
          <draw:g draw:id="layer1">
            <draw:rect svg:height="0.0mm" draw:style-name="style-2" svg:width="0.13318995mm" svg:x="9.261211mm" svg:y="48.100323mm"/>
            <draw:g draw:id="g3513">
              <draw:rect svg:height="27.8233mm" draw:style-name="style-3" svg:width="5.628621mm" svg:x="69.108505mm" svg:y="0.5804959mm"/>
              <draw:path svg:d="M 128.15755 0.0 C 230.91855 0.0 313.36588 105.03073 313.36588 235.93843 L 313.36588 2627.1682 C 313.36588 2758.076 230.91855 2864.1597 128.15755 2864.1597 L 0.0 2864.1597 L 0.0 0.0 L 128.15755 0.0 z" svg:height="28.641596mm" draw:style-name="style-4" svg:viewBox="0.0 0.0 313.36588 2864.1597" svg:width="3.1336586mm" svg:x="75.46376mm" svg:y="0.113502435mm"/>
              <draw:rect svg:height="18.004261mm" draw:style-name="style-5" svg:width="2.2330759mm" svg:x="100.56116mm" svg:y="5.195379mm"/>
              <draw:rect svg:height="17.820358mm" draw:style-name="style-6" svg:width="21.82155mm" svg:x="78.53738mm" svg:y="5.22674mm"/>
              <draw:path svg:d="M 1408.483 0.0 L 1180.2799 152.96223 L 11.152419 152.96223 L 0.0 1421.0001 L 1164.5703 1423.789 L 1408.483 1587.4999 L 2929.01 1580.8854 L 2929.01 1423.789 L 2994.3289 1423.789 L 2994.3289 152.96223 L 2929.01 152.96223 L 2929.01 6.614583 L 1408.483 0.0 z" svg:height="15.874999mm" draw:style-name="style-7" svg:viewBox="0.0 0.0 2994.3289 1587.4999" svg:width="29.943289mm" svg:x="24.127085mm" svg:y="7.0790005mm"/>
              <draw:rect svg:height="13.962341mm" draw:style-name="style-8" svg:width="2.979013mm" svg:x="24.89193mm" svg:y="7.991897mm"/>
              <draw:rect svg:height="13.524642mm" draw:style-name="style-9" svg:width="2.3270583mm" svg:x="22.294304mm" svg:y="8.028587mm"/>
              <draw:path svg:d="M 529.077 2.302831 L 529.077 1361.795 C 361.5279 1366.4799 130.1366 1385.1334 3.9346757 1239.3187 L 0.0 161.52275 C 62.43643 -13.301836 348.95398 -3.1070454 529.077 2.302831 z" svg:height="13.651466mm" draw:style-name="style-10" svg:viewBox="0.0 0.0 529.077 1365.1466" svg:width="5.29077mm" svg:x="16.5082mm" svg:y="8.091342mm"/>
              <draw:rect svg:height="13.91945mm" draw:style-name="style-11" svg:width="1.3348264mm" svg:x="21.78712mm" svg:y="7.9123154mm"/>
              <draw:rect svg:height="10.676689mm" draw:style-name="style-12" svg:width="1.3324404mm" svg:x="15.173143mm" svg:y="9.782195mm"/>
              <draw:rect svg:height="9.684454mm" draw:style-name="style-13" svg:width="4.2943983mm" svg:x="10.965771mm" svg:y="10.17718mm"/>
              <draw:path svg:d="M 1.9913592 68.84754 L 116.64117 0.0 L 117.843254 966.2588 L 0.0 884.82806 L 1.9913592 68.84754 z" svg:height="9.662588mm" draw:style-name="style-14" svg:viewBox="0.0 0.0 117.843254 966.2588" svg:width="1.1784326mm" svg:x="9.80635mm" svg:y="10.185335mm"/>
              <draw:rect svg:height="8.192297mm" draw:style-name="style-15" svg:width="3.4238722mm" svg:x="6.4167757mm" svg:y="10.866625mm"/>
              <draw:path svg:d="M 315.63843 19.346363 C 465.11957 -24.554379 631.27686 15.147654 631.27686 50.5557 L 631.27686 864.0364 C 631.27686 899.44604 497.0897 904.6718 309.0975 882.1651 C 117.8814 859.2708 0.0 783.10785 0.0 757.0161 L 0.0 157.57597 C 0.0 131.48422 165.3032 63.497414 315.63843 19.346363 z" svg:height="8.957055mm" draw:style-name="style-16" svg:viewBox="0.0 0.0 631.27686 895.7055" svg:width="6.3127685mm" svg:x="0.11350697mm" svg:y="10.408141mm"/>
              <draw:path svg:d="M 185.48851 0.0 L 614.03143 0.0 C 716.7925 0.0 799.51996 82.7275 799.51996 185.4877 L 799.51996 2417.748 C 799.51996 2520.5098 716.7925 2603.2373 614.03143 2603.2373 L 185.48851 2603.2373 C 82.72831 2603.2373 0.0 2520.5098 0.0 2417.748 L 0.0 185.4877 C 0.0 82.7275 82.72831 0.0 185.48851 0.0 z" svg:height="26.032373mm" draw:style-name="style-17" svg:viewBox="0.0 0.0 799.51996 2603.2373" svg:width="7.9951997mm" svg:x="56.50807mm" svg:y="1.4759516mm"/>
              <draw:path svg:d="M 185.20833 0.0 C 82.44813 0.0 0.0 82.44651 0.0 185.20833 L 0.0 2020.7551 C 0.0 2123.5154 82.44732 2206.7886 185.20833 2206.7903 L 313.36588 2206.7903 L 313.36588 0.0 L 185.20833 0.0 z" svg:height="22.067902mm" draw:style-name="style-18" svg:viewBox="0.0 0.0 313.36588 2206.7903" svg:width="3.1336586mm" svg:x="53.375843mm" svg:y="3.333493mm"/>
              <draw:rect svg:height="22.066755mm" draw:style-name="style-19" svg:width="4.6691995mm" svg:x="64.43931mm" svg:y="3.45876mm"/>
              <draw:rect svg:height="21.100891mm" draw:style-name="style-20" svg:width="0.65742916mm" svg:x="74.75759mm" svg:y="4.930279mm"/>
              <draw:rect svg:height="19.978628mm" draw:style-name="style-21" draw:transform="skewX(0.02138117175969987) rotate(0.08086935874299638) translate(78.532776mm,4.2909775mm)" svg:width="1.2620434mm"/>
              <draw:rect svg:height="19.978628mm" draw:style-name="style-22" draw:transform="skewX(0.021381164333469024) rotate(0.08086935131676552) translate(80.23612mm,4.290985mm)" svg:width="1.2620434mm"/>
              <draw:rect svg:height="19.978628mm" draw:style-name="style-23" draw:transform="skewX(0.021381164333469024) rotate(0.08086935131676552) translate(82.03409mm,4.2421966mm)" svg:width="1.2620434mm"/>
              <draw:rect svg:height="19.978628mm" draw:style-name="style-24" draw:transform="skewX(0.021381164333469024) rotate(0.08086935131676552) translate(83.83206mm,4.2421966mm)" svg:width="1.2620434mm"/>
              <draw:rect svg:height="19.978628mm" draw:style-name="style-25" draw:transform="skewX(0.021381164333469024) rotate(0.08086935131676552) translate(85.63003mm,4.2421966mm)" svg:width="1.2620434mm"/>
              <draw:rect svg:height="19.978628mm" draw:style-name="style-26" draw:transform="skewX(0.021381164333469024) rotate(0.08086935131676552) translate(87.4753mm,4.2422013mm)" svg:width="1.2620434mm"/>
              <draw:rect svg:height="19.978628mm" draw:style-name="style-27" draw:transform="skewX(0.021381164333469024) rotate(0.08086935131676552) translate(89.17865mm,4.2421927mm)" svg:width="1.2620434mm"/>
              <draw:rect svg:height="19.978628mm" draw:style-name="style-28" draw:transform="skewX(0.021381164333469024) rotate(0.08086935131676552) translate(90.97661mm,4.242193mm)" svg:width="1.2620434mm"/>
              <draw:rect svg:height="19.978628mm" draw:style-name="style-29" draw:transform="skewX(0.021381164333469024) rotate(0.08086935131676552) translate(92.77458mm,4.242193mm)" svg:width="1.2620434mm"/>
              <draw:rect svg:height="19.978628mm" draw:style-name="style-30" draw:transform="skewX(0.021381164333469024) rotate(0.08086935131676552) translate(94.52523mm,4.2421894mm)" svg:width="1.2620434mm"/>
              <draw:rect svg:height="19.978628mm" draw:style-name="style-31" draw:transform="skewX(0.021381164333469024) rotate(0.08086935131676552) translate(96.41783mm,4.2421975mm)" svg:width="1.2620434mm"/>
              <draw:rect svg:height="19.978628mm" draw:style-name="style-32" draw:transform="skewX(0.021381164333469024) rotate(0.08086935131676552) translate(98.12117mm,4.2421894mm)" svg:width="1.2620434mm"/>
              <draw:path svg:d="M 236.60376 198.9704 L 236.60376 595.2188 C 199.32487 749.7717 106.9694 787.6134 0.0 794.4863 L 0.0 0.0 C 83.023026 1.2240855 201.56068 56.81339 236.60376 198.9704 z" svg:height="7.9448633mm" draw:style-name="style-33" svg:viewBox="0.0 0.0 236.60376 794.4863" svg:width="2.3660376mm" svg:x="102.95864mm" svg:y="10.301963mm"/>
              <draw:rect svg:height="2.7913508mm" draw:style-name="style-34" svg:width="0.767613mm" svg:x="105.364624mm" svg:y="12.790312mm"/>
              <draw:rect svg:height="1.3241924mm" draw:style-name="style-35" svg:width="1.2777239mm" svg:x="106.15115mm" svg:y="13.564861mm"/>
              <draw:path svg:d="M 0.0 818.0024 L 0.0 1054.0425 C 486.21545 1059.8804 757.7541 975.8448 769.1657 549.4044 L 769.1657 0.0 L 533.12555 0.0 C 533.12555 0.0 537.19507 508.70923 529.056 533.12634 C 547.77905 843.2398 191.25285 813.89087 0.0 818.0024 z" svg:height="10.543188mm" draw:style-name="style-36" svg:viewBox="0.0 0.0 769.1657 1054.3187" svg:width="7.691657mm" svg:x="102.97275mm" svg:y="12.127755mm"/>
              <draw:path svg:d="M 16.953098 0.0 L 175.44148 0.0 C 322.10968 0.0 440.18466 82.61607 440.18466 185.2374 L 440.18466 2414.4763 C 440.18466 2517.0974 322.10968 2599.7136 175.44148 2599.7136 L 16.953098 2599.7136 C -5.3485103 1705.3157 -5.952479 550.12463 16.953098 0.0 z" svg:height="25.997135mm" draw:style-name="style-37" svg:viewBox="0.0 0.0 440.18503 2599.7136" svg:width="4.40185mm" svg:x="60.08381mm" svg:y="1.49357mm"/>
              <draw:rect svg:height="12.81238mm" draw:style-name="style-38" svg:width="6.894621mm" svg:x="56.956615mm" svg:y="7.851176mm"/>
              <draw:path svg:d="M 125.67708 629.6676 C 56.229607 629.6676 0.0 392.5164 0.0 97.93168 C 0.0 89.5278 0.73719656 81.706894 0.8268229 73.40152 C 18.39358 36.42381 57.17028 8.772074 110.61905 4.833361 C 221.77989 -3.358968 455.31616 0.19055684 586.0236 5.7070155 C 636.07465 7.8176746 694.20825 52.157665 688.74347 73.40152 C 688.83386 81.706894 689.57025 89.5278 689.57025 97.93168 C 689.57025 392.5164 634.1683 629.6676 564.72003 629.6676 L 125.67708 629.6676 z" svg:height="6.2966723mm" draw:style-name="style-39" svg:viewBox="0.0 0.0 689.57025 629.66724" svg:width="6.895703mm" svg:x="57.023926mm" svg:y="1.320906mm"/>
              <draw:path svg:d="M 125.67708 0.0 C 56.229607 0.0 0.0 242.60307 0.0 543.9558 C 0.0 552.55347 0.73719656 560.5536 0.8268229 569.04956 C 18.39358 606.8783 57.17028 635.1647 110.61824 639.19385 C 221.77989 647.5735 455.31616 643.94324 586.0236 638.3008 C 636.07465 636.1401 694.20825 590.7827 688.74347 569.04956 C 688.83307 560.5536 689.57025 552.55347 689.57025 543.9558 C 689.57025 242.60307 634.1675 0.0 564.72003 0.0 L 125.67708 0.0 z" svg:height="6.4413757mm" draw:style-name="style-40" svg:viewBox="0.0 0.0 689.57025 644.1376" svg:width="6.895703mm" svg:x="56.961315mm" svg:y="21.07611mm"/>
              <draw:rect svg:height="13.962341mm" draw:style-name="style-41" svg:width="2.979013mm" svg:x="28.294184mm" svg:y="7.991897mm"/>
              <draw:rect svg:height="13.962341mm" draw:style-name="style-42" svg:width="2.979013mm" svg:x="31.724554mm" svg:y="7.991897mm"/>
              <draw:path svg:d="M 185.20833 0.0 C 82.44813 0.0 0.0 82.44651 0.0 185.20833 L 0.0 2020.7551 C 0.0 2123.5154 82.44732 2206.7886 185.20833 2206.7903 L 313.36588 2206.7903 L 313.36588 0.0 L 185.20833 0.0 z" svg:height="22.067902mm" draw:style-name="style-43" svg:viewBox="0.0 0.0 313.36588 2206.7903" svg:width="3.1336586mm" svg:x="53.375843mm" svg:y="3.33349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8.8686mm" fo:page-width="110.77791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